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textarea-horizontal-align="justify" draw:textarea-vertical-align="middle" draw:auto-grow-height="false" fo:min-height="2.637cm" fo:min-width="2.547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2cm" loext:decorative="false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svg:stroke-color="#ff0000" draw:fill="solid" draw:fill-color="#ff0000" draw:opacity="10%" draw:textarea-horizontal-align="justify" draw:textarea-vertical-align="middle" draw:auto-grow-height="false" fo:min-height="0.416cm" fo:min-width="9.992cm" draw:shadow-opacity="10%" loext:decorative="false"/>
    </style:style>
    <style:style style:name="gr15" style:family="graphic" style:parent-style-name="objectwithoutfill">
      <style:graphic-properties svg:stroke-color="#ff0000" draw:marker-end="Arrowheads_20_1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22pt"/>
    </style:style>
    <style:style style:name="P2" style:family="paragraph">
      <style:paragraph-properties fo:text-align="center"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color="#ff0000" loext:opacity="100%"/>
    </style:style>
    <style:style style:name="P8" style:family="paragraph">
      <loext:graphic-properties draw:fill="none" draw:fill-color="#ffffff"/>
      <style:text-properties fo:color="#ff0000" loext:opacity="100%"/>
    </style:style>
    <style:style style:name="P9" style:family="paragraph">
      <loext:graphic-properties draw:fill="solid" draw:fill-color="#ff0000" draw:opacity="10%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4pt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09cm" svg:height="4.083cm" svg:x="12.355cm" svg:y="2.86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968cm" svg:y1="4.914cm" svg:x2="12.355cm" svg:y2="4.876cm">
          <text:p/>
        </draw:line>
        <draw:line draw:style-name="gr2" draw:text-style-name="P3" draw:layer="layout" svg:x1="16.665cm" svg:y1="4.871cm" svg:x2="23.052cm" svg:y2="4.833cm">
          <text:p/>
        </draw:line>
        <draw:frame draw:style-name="gr3" draw:text-style-name="P4" draw:layer="layout" svg:width="2.759cm" svg:height="1.008cm" svg:x="6.158cm" svg:y="3.981cm">
          <draw:text-box>
            <text:p>User input</text:p>
          </draw:text-box>
        </draw:frame>
        <draw:frame draw:style-name="gr4" draw:text-style-name="P4" draw:layer="layout" svg:width="3.972cm" svg:height="0.806cm" svg:x="18.253cm" svg:y="3.93cm">
          <draw:text-box>
            <text:p>Agent response</text:p>
          </draw:text-box>
        </draw:frame>
        <draw:custom-shape draw:style-name="gr1" draw:text-style-name="P2" draw:layer="layout" svg:width="4.309cm" svg:height="4.083cm" svg:x="8.993cm" svg:y="8.932cm">
          <text:p text:style-name="P1"><text:span text:style-name="T1">Teen Article 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09cm" svg:height="4.083cm" svg:x="2.896cm" svg:y="8.933cm">
          <text:p text:style-name="P1"><text:span text:style-name="T1">Adult </text:span><text:span text:style-name="T1">Articl</text:span><text:span text:style-name="T1">e </text:span><text:span text:style-name="T1">Write</text:span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09cm" svg:height="4.083cm" svg:x="15.455cm" svg:y="8.933cm">
          <text:p text:style-name="P1"><text:span text:style-name="T1">Kid’s Article 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4.309cm" svg:height="4.083cm" svg:x="21.909cm" svg:y="8.933cm">
          <text:p text:style-name="P5"><text:span text:style-name="T1">Format Articl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586cm" svg:y1="5.886cm" svg:x2="5.886cm" svg:y2="9.099cm">
          <text:p/>
        </draw:line>
        <draw:line draw:style-name="gr6" draw:text-style-name="P3" draw:layer="layout" svg:x1="6.577cm" svg:y1="9.496cm" svg:x2="12.932cm" svg:y2="6.355cm">
          <text:p/>
        </draw:line>
        <draw:line draw:style-name="gr7" draw:text-style-name="P3" draw:layer="layout" svg:x1="13.427cm" svg:y1="6.677cm" svg:x2="12.067cm" svg:y2="9.001cm">
          <text:p/>
        </draw:line>
        <draw:line draw:style-name="gr8" draw:text-style-name="P3" draw:layer="layout" svg:x1="12.561cm" svg:y1="9.347cm" svg:x2="13.996cm" svg:y2="6.899cm">
          <text:p/>
        </draw:line>
        <draw:line draw:style-name="gr9" draw:text-style-name="P3" draw:layer="layout" svg:x1="15.009cm" svg:y1="6.899cm" svg:x2="16.048cm" svg:y2="9.521cm">
          <text:p/>
        </draw:line>
        <draw:line draw:style-name="gr10" draw:text-style-name="P3" draw:layer="layout" svg:x1="16.567cm" svg:y1="9.15cm" svg:x2="15.529cm" svg:y2="6.702cm">
          <text:p/>
        </draw:line>
        <draw:line draw:style-name="gr11" draw:text-style-name="P3" draw:layer="layout" svg:x1="22.551cm" svg:y1="9.471cm" svg:x2="16.023cm" svg:y2="6.38cm">
          <text:p/>
        </draw:line>
        <draw:line draw:style-name="gr12" draw:text-style-name="P3" draw:layer="layout" svg:x1="16.32cm" svg:y1="5.96cm" svg:x2="23.194cm" svg:y2="9.125cm">
          <text:p/>
        </draw:line>
        <draw:frame draw:style-name="gr13" draw:text-style-name="P8" draw:layer="layout" svg:width="5.953cm" svg:height="0.806cm" svg:x="2.102cm" svg:y="5.563cm">
          <draw:text-box>
            <text:p text:style-name="P7"><text:span text:style-name="T3">Call </text:span><text:span text:style-name="T3">and </text:span><text:span text:style-name="T3">Resp</text:span><text:span text:style-name="T3">onse </text:span><text:span text:style-name="T3">flows</text:span></text:p>
          </draw:text-box>
        </draw:frame>
        <draw:custom-shape draw:style-name="gr14" draw:text-style-name="P9" draw:layer="layout" svg:width="14.836cm" svg:height="0.94cm" svg:x="7.369cm" svg:y="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5.514cm" svg:y1="6.43cm" svg:x2="7.468cm" svg:y2="7.5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4T11:31:37.090785200</meta:creation-date>
    <dc:date>2025-04-25T10:41:34.468195400</dc:date>
    <meta:editing-duration>PT12M26S</meta:editing-duration>
    <meta:editing-cycles>4</meta:editing-cycles>
    <meta:generator>LibreOffice/25.2.2.2$Windows_X86_64 LibreOffice_project/7370d4be9e3cf6031a51beef54ff3bda878e3fac</meta:generator>
    <meta:document-statistic meta:object-count="20"/>
  </office:meta>
</office:document-meta>
</file>